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Utils.getElementText(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Utils.getChildElementText( Element parent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s.getChildElementText( Element parent , String namespace , String local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mUtils.getChildElementsByName( Element parent , String namespace , String loc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Utils.getChildElementByName( Element parent , String namespace , String loc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Utils.Dom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Utils.getChildElementByName( Element parent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s.getChildElementsByName( Element parent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